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4925in" fo:margin-right="0in" fo:text-indent="0in" style:auto-text-indent="false"/>
      <style:text-properties fo:background-color="#ffff00"/>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text-properties fo:background-color="#ffff00"/>
    </style:style>
    <style:style style:name="P28" style:family="paragraph" style:parent-style-name="Text_20_body" style:list-style-name="L3">
      <style:text-properties fo:background-color="#ffffff"/>
    </style:style>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4">
      <style:paragraph-properties fo:margin-left="0in" fo:margin-right="0in" fo:text-indent="0in" style:auto-text-indent="false"/>
    </style:style>
    <style:style style:name="P43" style:family="paragraph" style:parent-style-name="Text_20_body" style:list-style-name="L3">
      <style:paragraph-properties fo:margin-left="0in" fo:margin-right="0in" fo:text-indent="0in" style:auto-text-indent="false"/>
    </style:style>
    <style:style style:name="P44" style:family="paragraph" style:parent-style-name="Text_20_body">
      <style:paragraph-properties fo:margin-left="0.4925in" fo:margin-right="0in" fo:text-indent="0in" style:auto-text-indent="false"/>
      <style:text-properties style:font-name="Courier New"/>
    </style:style>
    <style:style style:name="T1" style:family="text">
      <style:text-properties style:font-name="Courier New"/>
    </style:style>
    <style:style style:name="T2" style:family="text">
      <style:text-properties fo:font-style="normal" style:font-style-asian="normal" style:font-style-complex="normal"/>
    </style:style>
    <style:style style:name="T3" style:family="text">
      <style:text-properties style:font-name="Thorndale"/>
    </style:style>
    <style:style style:name="T4" style:family="text">
      <style:text-properties fo:font-style="italic" style:font-style-asian="italic" style:font-style-complex="italic"/>
    </style:style>
    <style:style style:name="T5" style:family="text">
      <style:text-properties fo:background-color="#ffff00"/>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6: Using <text:span text:style-name="T1">jhat</text:span> to Detect Memory Leaks </text:h>
      <text:p text:style-name="Text_20_body">This exercise demonstrates the use of the the JDK bundled jmap and jhat to detect memory leaks.</text:p>
      <text:h text:style-name="Heading_20_3" text:outline-level="3">Required Software</text:h>
      <text:list text:style-name="L1">
        <text:list-item>
          <text:p text:style-name="P5">Any OS</text:p>
        </text:list-item>
        <text:list-item>
          <text:p text:style-name="P5">JDK 1.6 or higher</text:p>
        </text:list-item>
        <text:list-item>
          <text:p text:style-name="P5">Java VisualVM (included in Java SE 6 update 7 or later) or open source VisualVM</text:p>
        </text:list-item>
      </text:list>
      <text:list text:style-name="L1">
        <text:list-item text:start-value="1">
          <text:p text:style-name="P5"><text:span text:style-name="T1">PrimeNumbers.jar</text:span> </text:p>
        </text:list-item>
      </text:list>
      <text:p text:style-name="P1">Located in: <text:span text:style-name="T1">exercises/mod04/exercise6/</text:span></text:p>
      <text:h text:style-name="Heading_20_3" text:outline-level="3">Objectives</text:h>
      <text:list text:style-name="L2">
        <text:list-item>
          <text:p text:style-name="P9">Use <text:s/><text:span text:style-name="T1">-XX:+HeapDumpOnOutOfMemoryError</text:span> with <text:span text:style-name="T1">jmap</text:span> and <text:span text:style-name="T1">jhat</text:span> <text:s/>to o find memory leaks. </text:p>
        </text:list-item>
        <text:list-item>
          <text:p text:style-name="P9">Use <text:span text:style-name="T1">VisualVM</text:span> to enable <text:span text:style-name="T1">HeapDumpOnOutOfMemoryError</text:span> on Java SE version 6 or later applications .</text:p>
        </text:list-item>
      </text:list>
      <text:h text:style-name="Heading_20_3" text:outline-level="3">Preparations</text:h>
      <text:p text:style-name="Text_20_body">Verify and if required download and install Java SE 6 or later.</text:p>
      <text:list text:style-name="L3">
        <text:list-item>
          <text:p text:style-name="P11">Verify if you are running Java SE 6 or later. To check enter the following command on a terminal window:</text:p>
        </text:list-item>
      </text:list>
      <text:p text:style-name="P1"><text:s/><text:span text:style-name="T1">java -version</text:span></text:p>
      <text:list text:style-name="L4">
        <text:list-item>
          <text:list>
            <text:list-header>
              <text:p text:style-name="P42">If the response is: java version 1.6.0_00 or later you can bypass the next step and proceed to the Instructions subsection.</text:p>
            </text:list-header>
          </text:list>
        </text:list-item>
      </text:list>
      <text:list text:style-name="L3" text:continue-numbering="true">
        <text:list-item>
          <text:p text:style-name="P43">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h text:style-name="Heading_20_3" text:outline-level="3">Instructions: Primary Exercise</text:h>
      <text:list text:style-name="L3">
        <text:list-item text:start-value="1">
          <text:p text:style-name="P11">Open a command line window and change directory to the <text:span text:style-name="T1">PrimeNumbers</text:span>.j<text:span text:style-name="T1">ar</text:span> <text:s/>directory:</text:p>
        </text:list-item>
      </text:list>
      <text:p text:style-name="P2">cd <text:span text:style-name="T2">exercises/mod04/exercise6/</text:span></text:p>
      <text:list text:style-name="L3" text:continue-numbering="true">
        <text:list-item>
          <text:p text:style-name="P11">Run the <text:span text:style-name="T1">PrimeNumbers</text:span> program with the following JVM arguments: </text:p>
        </text:list-item>
      </text:list>
      <text:p text:style-name="P4"><text:span text:style-name="T1">java -Xmx6m -XX:+HeapDumpOnOutOfMemoryError -jar PrimeNumbers.jar</text:span> <text:s/></text:p>
      <text:p text:style-name="P1">You should observe the launch of a UI display.</text:p>
      <text:list text:style-name="L3" text:continue-numbering="true">
        <text:list-item>
          <text:p text:style-name="P11">Enter 1000000 (that is one million) into <text:span text:style-name="T1">Enter</text:span> <text:span text:style-name="T1">a</text:span> <text:span text:style-name="T1">number</text:span> <text:span text:style-name="T1">field</text:span> <text:s/>of the <text:span text:style-name="T1">PrimeNumbers</text:span> UI and <text:s/>click the <text:span text:style-name="T1">Calculate</text:span> <text:span text:style-name="T1">Prime</text:span> <text:span text:style-name="T1">Numbers</text:span> button. </text:p>
        </text:list-item>
      </text:list>
      <text:p text:style-name="P1">The <text:span text:style-name="T1">PrimeNumbers</text:span> program will calculate the largest prime number less than or equal to that number of 1000000 (one million). </text:p>
      <text:list text:style-name="L3" text:continue-numbering="true">
        <text:list-item>
          <text:p text:style-name="P11">The result of 999983 should display fairly quickly. <text:s/>Click the button again with 1000000, and the result should display even faster as this program caches the answers it previously calculates. </text:p>
        </text:list-item>
        <text:list-item>
          <text:p text:style-name="P11">Click the <text:s/><text:span text:style-name="T1">Calculate</text:span> <text:span text:style-name="T1">Prime</text:span> <text:span text:style-name="T1">Numbers</text:span> <text:s/>button again. The application should hang or dies with an <text:span text:style-name="T1">java.lang.OutOfMemoryError:</text:span><text:span text:style-name="T3"> </text:span><text:span text:style-name="T1">Java</text:span><text:span text:style-name="T3"> </text:span><text:span text:style-name="T1">heap</text:span><text:span text:style-name="T3"> </text:span><text:span text:style-name="T1">space</text:span>, visible in the window where you launched the <text:span text:style-name="T1">PrimeNumbers</text:span> program. </text:p>
        </text:list-item>
        <text:list-item>
          <text:p text:style-name="P11">Kill the <text:span text:style-name="T1">PrimeNumbers</text:span> program if it did not die. </text:p>
        </text:list-item>
        <text:list-item>
          <text:p text:style-name="P11">Use window form where you launced PrimeNumbers program to list the directory (<text:span text:style-name="T1">ls</text:span> for Solaris OS, <text:span text:style-name="T1">dir</text:span> for Windos OS). Look for a file with a the <text:s/><text:span text:style-name="T1">.hprof</text:span> extension. This is the heap dump that was generated by JVM when it encountered an <text:span text:style-name="T1">OutOfMemoryError</text:span>. <text:s/>Note the name of the file.</text:p>
        </text:list-item>
        <text:list-item>
          <text:p text:style-name="P11"><text:s/>Launch <text:span text:style-name="T1">jhat</text:span> using the name of the <text:span text:style-name="T1">.hprof</text:span> file as an argument. For example,</text:p>
        </text:list-item>
      </text:list>
      <text:p text:style-name="P2"><text:s/>jhat java_pid2944.hprof</text:p>
      <text:list text:style-name="L3" text:continue-numbering="true">
        <text:list-item>
          <text:p text:style-name="P11">When <text:span text:style-name="T1">jhat</text:span> reports the server is ready, use a browser to connect to the URL: <text:a xlink:type="simple" xlink:href="http://localhost:7000/"><text:span text:style-name="T1">http://localhost:7000</text:span></text:a> </text:p>
        </text:list-item>
        <text:list-item>
          <text:p text:style-name="P11">In the browser, scroll to the bottom of the screen and select <text:span text:style-name="T1">Show Heap Histogram</text:span>. </text:p>
        </text:list-item>
      </text:list>
      <text:p text:style-name="P1">On the resulting page you should notice there is a very large number of bytes allocated to <text:span text:style-name="T1">int</text:span> arrays, denoted by <text:span text:style-name="T1">[I</text:span>. You will probably see some 300+ instances of <text:span text:style-name="T1">int</text:span> arrays that have allocated over 4,000,000+ bytes. This pattern should should draw your attention enough to investigate further. For example, <text:s/>if you divide 4,000,000 by 300, you should get an average of <text:s/>13,000 bytes per instance. In other words, each <text:span text:style-name="T1">int</text:span> array averaging13,000+ bytes requires further investigation.</text:p>
      <text:list text:style-name="L3" text:continue-numbering="true">
        <text:list-item>
          <text:p text:style-name="P11">Click the back button on the browser window and click on <text:span text:style-name="T1">Execute</text:span> <text:span text:style-name="T1">Object</text:span> <text:span text:style-name="T1">Query</text:span> <text:span text:style-name="T1">Language</text:span> (OQL) query. </text:p>
        </text:list-item>
        <text:list-item>
          <text:p text:style-name="P11">Enter the following query into the <text:span text:style-name="T1">Object</text:span> <text:span text:style-name="T1">Query</text:span> <text:span text:style-name="T1">Language</text:span> box and press the <text:span text:style-name="T1">Execute</text:span> button: </text:p>
        </text:list-item>
      </text:list>
      <text:p text:style-name="P1"><text:span text:style-name="T1">select i from [I i where i.length &gt; 13000</text:span> <text:line-break/><text:line-break/>The purpose of this step is to formulate and execute a query that identifies referees to int arrays larger than 13,000. <text:s/></text:p>
      <text:list text:style-name="L3" text:continue-numbering="true">
        <text:list-item>
          <text:p text:style-name="P11">The query returns web page containing two references (displayed as links on the browser). Follow each link by clicking on it.</text:p>
        </text:list-item>
      </text:list>
      <text:p text:style-name="P3">Notice that each one of these are int arrays are references in a HashMap.Entry. You can see this by looking at the "References to this object:". Also take a closer look at the values in the int arrays. Scanning over them quickly you can see that the positive numbers listed happen to be prime numbers. The one reference looks to hold what is clearly a large set of prime numbers. Remember we were running a program that calculated prime numbers. </text:p>
      <text:list text:style-name="L3" text:continue-numbering="true">
        <text:list-item>
          <text:p text:style-name="P11">The next step is to identify who has references to the <text:span text:style-name="T1">HashMap</text:span>.<text:span text:style-name="T1">Entry</text:span> holding the integer arrays. Perform the following actions on both links. </text:p>
        </text:list-item>
      </text:list>
      <text:p text:style-name="P1">If you keep clicking on the <text:span text:style-name="T1">References to this object</text:span>, you will see that a <text:span text:style-name="T1">HashMap</text:span>.<text:span text:style-name="T1">Entry</text:span> might be referenced by another <text:span text:style-name="T1">HashMap</text:span>.<text:span text:style-name="T1">Entry</text:span>. That is acceptable because it can be part of a bucket chain in a HashMap. Eventually you will see the HashMap that references the HashMap.Entry. Again click on the <text:span text:style-name="T1">References</text:span><text:span text:style-name="T3"> </text:span><text:span text:style-name="T1">to</text:span><text:span text:style-name="T3"> </text:span><text:span text:style-name="T1">this</text:span><text:span text:style-name="T3"> </text:span><text:span text:style-name="T1">object</text:span> to find who holds the reference the <text:span text:style-name="T1">HashMap</text:span>. You will eventually find that it is a <text:span text:style-name="T1">primenumbers</text:span>.<text:span text:style-name="T1">PrimeNumbers</text:span> instance field <text:span text:style-name="T1">completeResults_</text:span> for one of them and the other is a <text:span text:style-name="T1">primenumbers</text:span>.<text:span text:style-name="T1">PrimeNumbers</text:span> instance field <text:span text:style-name="T1">cache_</text:span>. <text:line-break/><text:line-break/>What is known about the program is that it caches previous results. So, the reference that traces back to the <text:span text:style-name="T1">primenumbers</text:span>.<text:span text:style-name="T1">PrimeNumber</text:span>.<text:span text:style-name="T1">cache_</text:span> is not a likely suspect. So the next step is to look at the source code for <text:span text:style-name="T1">primenumbers</text:span>.<text:span text:style-name="T1">PrimeNumbers</text:span>.<text:span text:style-name="T1">completeResults_</text:span> and look at how it is used. </text:p>
      <text:list text:style-name="L3" text:continue-numbering="true">
        <text:list-item>
          <text:p text:style-name="P11">Extract the <text:span text:style-name="T1">PrimeNumbers</text:span>.<text:span text:style-name="T1">zip</text:span> file which contains the source files for the <text:span text:style-name="T1">PrimeNumbers</text:span> program. Start looking at how <text:span text:style-name="T1">PrimeNumbers</text:span>.<text:span text:style-name="T1">completeResults_</text:span> is used. You will find it is declared in <text:span text:style-name="T1">PrimeNumbers</text:span> and you will find values are <text:span text:style-name="T4">put</text:span> in it in <text:span text:style-name="T1">PrimeCalculator</text:span>.<text:span text:style-name="T1">construct</text:span><text:span text:style-name="T3"> </text:span>method. But, you should find no other usage. The fact that <text:span text:style-name="T1">completeResults_</text:span> is a <text:span text:style-name="T1">HashMap</text:span> of <text:span text:style-name="T1">int[]</text:span> keys and <text:span text:style-name="T1">int[]</text:span> values and since only <text:span text:style-name="T1">put</text:span> <text:s/>methods are invoked suggests that the memory leak has been found. </text:p>
        </text:list-item>
      </text:list>
      <text:p text:style-name="P27">Instructor note: An optional exercise is to suggest a fix to this memory leak. (Actually, this is not a great example since the demo program has several poor programming issues with it. But, having students find those probably would be a good exercise too.  We could add this later though.) </text:p>
      <text:list text:style-name="L3" text:continue-numbering="true">
        <text:list-item>
          <text:p text:style-name="P28">You can close the browser window and exit the <text:span text:style-name="T1">jhat</text:span> application</text:p>
        </text:list-item>
      </text:list>
      <text:h text:style-name="Heading_20_3" text:outline-level="3">Instructions: Secondary Exercise</text:h>
      <text:list text:style-name="L5">
        <text:list-item>
          <text:p text:style-name="P29">Launch VisualVM (or Java VisualVM).</text:p>
        </text:list-item>
        <text:list-item>
          <text:p text:style-name="P29"><text:s/>Select <text:span text:style-name="T1">File</text:span> <text:span text:style-name="T1">&gt;</text:span> <text:span text:style-name="T1">Load</text:span> and load the same <text:span text:style-name="T1">.hprof</text:span> file that was generated when the <text:span text:style-name="T1">PrimeNumber</text:span> GUI when it experienced an <text:span text:style-name="T1">OutOfMemoryError</text:span>. You should have made note of the file name in step 7 of the previous exercise. </text:p>
        </text:list-item>
      </text:list>
      <text:p text:style-name="P1">This will load the heap dump in VisualVM. On the right panel you should a Summary. </text:p>
      <text:list text:style-name="L5" text:continue-numbering="true">
        <text:list-item>
          <text:p text:style-name="P29">Click on the <text:span text:style-name="T1">Classes</text:span> button on the right and order by <text:span text:style-name="T1">Size</text:span> in descending order. </text:p>
        </text:list-item>
        <text:list-item>
          <text:p text:style-name="P29">Notice the same <text:s/><text:span text:style-name="T1">int[]</text:span> pattern discovered in the previous exercise. Again with some 300+ instances and 4,000,000+ bytes allocated. Select the <text:span text:style-name="T1">int[]</text:span> row, right click and select <text:span text:style-name="T1">Show</text:span> Instances <text:span text:style-name="T1">View</text:span>. </text:p>
        </text:list-item>
        <text:list-item>
          <text:p text:style-name="P29">In the Instances view, the left panel is ordered by instances allocating the most bytes. If you select the top one, you will notice that the <text:span text:style-name="T1">References</text:span> panel in the lower right shows the instance with the most bytes allocated in <text:span text:style-name="T1">int[]</text:span> as a <text:span text:style-name="T1">HashMap</text:span>.<text:span text:style-name="T1">Entry</text:span>. If you select and right click on the <text:span text:style-name="T1">int[]</text:span> or either the <text:span text:style-name="T1">HashMap</text:span>.<text:span text:style-name="T1">Entry</text:span>.<text:span text:style-name="T1">key</text:span> or <text:span text:style-name="T1">HashMap</text:span>.<text:span text:style-name="T1">Entry</text:span>.<text:span text:style-name="T1">value</text:span> and select <text:span text:style-name="T1">Show</text:span> <text:span text:style-name="T1">Nearest</text:span> <text:span text:style-name="T1">GC</text:span> <text:span text:style-name="T1">Root</text:span> you will find previously discovered <text:span text:style-name="T1">PrimeNumbers</text:span>.<text:span text:style-name="T1">completeResults_</text:span>. </text:p>
        </text:list-item>
        <text:list-item>
          <text:p text:style-name="P29">For a second use case, leave VisualVM running and restart the the <text:span text:style-name="T1">PrimeNumbers</text:span> application again, this time without the <text:span text:style-name="T1">-XX:+HeapDumpOnOutOfMemoryError</text:span> command line switch. </text:p>
        </text:list-item>
      </text:list>
      <text:p text:style-name="P1">Notice in the left panel of VisualVM automatically discovered the <text:span text:style-name="T1">PrimeNumbers</text:span> GUI Java application. </text:p>
      <text:list text:style-name="L5" text:continue-numbering="true">
        <text:list-item>
          <text:p text:style-name="P29">Select and right click on the <text:span text:style-name="T1">PrimeNumbers</text:span> GUI Java application icon in the left panel of VisualVM and select the <text:span text:style-name="T1">Enable</text:span> <text:span text:style-name="T1">Heap</text:span> <text:span text:style-name="T1">Dump</text:span> <text:span text:style-name="T1">on</text:span> <text:span text:style-name="T1">OOME</text:span> option. The <text:span text:style-name="T1">PrimeNumbers</text:span> application <text:span text:style-name="T5">will not</text:span> (??) create a heap dump when it hits an <text:span text:style-name="T1">OutOfMemoryError</text:span>. </text:p>
        </text:list-item>
        <text:list-item>
          <text:p text:style-name="P29"><text:s/>Again, enter 1000000 in the <text:span text:style-name="T1">PrimeNumbers</text:span> GUI. Do it a second time to generate an <text:span text:style-name="T1">OutOfMemoryError</text:span>. <text:s/>Notice where the heap file was written in the output window where the <text:span text:style-name="T1">PrimeNumbers</text:span> application was launched. </text:p>
        </text:list-item>
        <text:list-item>
          <text:p text:style-name="P29">Kill the <text:span text:style-name="T1">PrimeNumbers</text:span> GUI if it is hung. </text:p>
        </text:list-item>
        <text:list-item>
          <text:p text:style-name="P29">Load the heap dump file in VisualVM as you did in step 2, but this time you be loading a new heap dump file as identified in step 8. </text:p>
        </text:list-item>
        <text:list-item>
          <text:p text:style-name="P29">Repeat steps 3 - 5 and you will find the same results. The intent here is to show the two uses cases of one; having a heap dump generated by an explicit <text:line-break/><text:span text:style-name="T1">-XX:+HeapDumpOnMemoryError</text:span> and second; enabling a heap dump on memory error on a running application. And, in both use cases being able to evaluate the heap dump in VisualVM. </text:p>
        </text:list-item>
      </text:list>
      <text:p text:style-name="Text_20_body">Note: NetBeans Profiler can also load heap dumps.  But, it cannot enable heap dump on out of memory errors on running applications.</text:p>
      <text:list text:style-name="L5" text:continue-numbering="true">
        <text:list-header>
          <text:p text:style-name="P29"/>
          <text:p text:style-name="P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8:45:00</dc:date>
    <dc:language>en-US</dc:language>
    <meta:editing-cycles>36</meta:editing-cycles>
    <meta:editing-duration>P2DT16H30M13S</meta:editing-duration>
    <meta:user-defined meta:name="Info 1"/>
    <meta:user-defined meta:name="Info 2"/>
    <meta:user-defined meta:name="Info 3"/>
    <meta:user-defined meta:name="Info 4"/>
    <meta:document-statistic meta:table-count="0" meta:image-count="0" meta:object-count="0" meta:page-count="4" meta:paragraph-count="60" meta:word-count="1364" meta:character-count="8258"/>
  </office:meta>
</office:document-meta>
</file>